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0bd2" officeooo:paragraph-rsid="00110b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 de aprendizagem do linux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20:50:25.650784205</meta:creation-date>
    <dc:date>2021-03-22T20:51:50.661501943</dc:date>
    <meta:editing-duration>PT1M28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1" meta:word-count="5" meta:character-count="31" meta:non-whitespace-character-count="27"/>
  </office:meta>
</office:document-meta>
</file>